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3.068cm" fo:min-width="2.81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3.034cm" fo:min-width="2.78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3.034cm" fo:min-width="2.78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77bc65" draw:textarea-horizontal-align="justify" draw:textarea-vertical-align="middle" draw:auto-grow-height="false" fo:min-height="3.034cm" fo:min-width="2.78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3.034cm" fo:min-width="2.78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354cm" fo:min-width="0.82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color="#000000" draw:fill-color="#ff7b59" draw:opacity="100%" draw:textarea-horizontal-align="justify" draw:textarea-vertical-align="middle" draw:auto-grow-height="false" fo:min-height="0.354cm" fo:min-width="0.827cm"/>
      <style:paragraph-properties style:writing-mode="lr-tb"/>
    </style:style>
    <style:style style:name="gr8" style:family="graphic" style:parent-style-name="standard">
      <style:graphic-properties svg:stroke-color="#000000" draw:fill-color="#bf819e" draw:opacity="100%" draw:textarea-horizontal-align="justify" draw:textarea-vertical-align="middle" draw:auto-grow-height="false" fo:min-height="0.354cm" fo:min-width="0.82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0.354cm" fo:min-width="0.827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77bc65" draw:textarea-horizontal-align="justify" draw:textarea-vertical-align="middle" draw:auto-grow-height="false" fo:min-height="0.354cm" fo:min-width="0.827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354cm" fo:min-width="0.827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bf819e" draw:opacity="100%" draw:textarea-horizontal-align="justify" draw:textarea-vertical-align="middle" draw:auto-grow-height="false" fo:min-height="0.336cm" fo:min-width="0.989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012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729fcf" draw:textarea-horizontal-align="justify" draw:textarea-vertical-align="middle" draw:auto-grow-height="false" fo:min-height="0.32cm" fo:min-width="0.793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4.194cm" fo:min-width="4.049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4.16cm" fo:min-width="4.015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2.988cm" fo:min-width="2.738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20" style:family="graphic" style:parent-style-name="standard">
      <style:graphic-properties draw:stroke="none" draw:fill-color="#ff4000" draw:textarea-horizontal-align="justify" draw:textarea-vertical-align="middle" draw:auto-grow-height="false" fo:min-height="0.336cm" fo:min-width="1.071cm"/>
    </style:style>
    <style:style style:name="P1" style:family="paragraph">
      <style:paragraph-properties fo:text-align="center" style:writing-mode="lr-tb"/>
      <style:text-properties fo:font-size="15pt" fo:font-weight="bold"/>
    </style:style>
    <style:style style:name="P2" style:family="paragraph">
      <loext:graphic-properties draw:fill-color="#729fcf"/>
      <style:paragraph-properties fo:text-align="center" style:writing-mode="lr-tb"/>
      <style:text-properties fo:font-size="15pt" fo:font-weight="bold"/>
    </style:style>
    <style:style style:name="P3" style:family="paragraph">
      <style:paragraph-properties fo:text-align="center" style:writing-mode="lr-tb"/>
      <style:text-properties fo:font-size="15pt"/>
    </style:style>
    <style:style style:name="P4" style:family="paragraph">
      <loext:graphic-properties draw:fill-color="#cccccc"/>
      <style:paragraph-properties fo:text-align="center" style:writing-mode="lr-tb"/>
      <style:text-properties fo:font-size="15pt"/>
    </style:style>
    <style:style style:name="P5" style:family="paragraph">
      <loext:graphic-properties draw:fill-color="#bf819e"/>
      <style:paragraph-properties fo:text-align="center" style:writing-mode="lr-tb"/>
      <style:text-properties fo:font-size="15pt"/>
    </style:style>
    <style:style style:name="P6" style:family="paragraph">
      <loext:graphic-properties draw:fill-color="#77bc65"/>
      <style:paragraph-properties fo:text-align="center" style:writing-mode="lr-tb"/>
      <style:text-properties fo:font-size="15pt"/>
    </style:style>
    <style:style style:name="P7" style:family="paragraph">
      <loext:graphic-properties draw:fill-color="#ff7b59"/>
      <style:paragraph-properties fo:text-align="center" style:writing-mode="lr-tb"/>
      <style:text-properties fo:font-size="15pt"/>
    </style:style>
    <style:style style:name="P8" style:family="paragraph">
      <style:paragraph-properties fo:text-align="center" style:writing-mode="lr-tb"/>
      <style:text-properties fo:font-size="9pt" fo:font-weight="bold" style:font-size-asian="13pt" style:font-size-complex="13pt"/>
    </style:style>
    <style:style style:name="P9" style:family="paragraph">
      <loext:graphic-properties draw:fill-color="#729fcf"/>
      <style:paragraph-properties fo:text-align="center" style:writing-mode="lr-tb"/>
      <style:text-properties fo:font-size="9pt" fo:font-weight="bold" style:font-size-asian="13pt" style:font-size-complex="13pt"/>
    </style:style>
    <style:style style:name="P10" style:family="paragraph">
      <style:paragraph-properties fo:text-align="center" style:writing-mode="lr-tb"/>
      <style:text-properties fo:font-size="9pt" style:font-size-asian="13pt" style:font-size-complex="13pt"/>
    </style:style>
    <style:style style:name="P11" style:family="paragraph">
      <loext:graphic-properties draw:fill-color="#ff7b59" draw:opacity="100%"/>
      <style:paragraph-properties fo:text-align="center" style:writing-mode="lr-tb"/>
      <style:text-properties fo:font-size="9pt" style:font-size-asian="13pt" style:font-size-complex="13pt"/>
    </style:style>
    <style:style style:name="P12" style:family="paragraph">
      <loext:graphic-properties draw:fill-color="#bf819e" draw:opacity="100%"/>
      <style:paragraph-properties fo:text-align="center" style:writing-mode="lr-tb"/>
      <style:text-properties fo:font-size="9pt" style:font-size-asian="13pt" style:font-size-complex="13pt"/>
    </style:style>
    <style:style style:name="P13" style:family="paragraph">
      <loext:graphic-properties draw:fill-color="#ff7b59"/>
      <style:paragraph-properties fo:text-align="center" style:writing-mode="lr-tb"/>
      <style:text-properties fo:font-size="9pt" fo:font-weight="bold" style:font-size-asian="13pt" style:font-size-complex="13pt"/>
    </style:style>
    <style:style style:name="P14" style:family="paragraph">
      <loext:graphic-properties draw:fill-color="#77bc65"/>
      <style:paragraph-properties fo:text-align="center" style:writing-mode="lr-tb"/>
      <style:text-properties fo:font-size="9pt" fo:font-weight="bold" style:font-size-asian="13pt" style:font-size-complex="13pt"/>
    </style:style>
    <style:style style:name="P15" style:family="paragraph">
      <loext:graphic-properties draw:fill-color="#729fcf" draw:opacity="100%"/>
      <style:paragraph-properties fo:text-align="center" style:writing-mode="lr-tb"/>
      <style:text-properties fo:font-size="9pt" style:font-size-asian="13pt" style:font-size-complex="13pt"/>
    </style:style>
    <style:style style:name="P16" style:family="paragraph">
      <style:paragraph-properties fo:text-align="center" style:writing-mode="lr-tb"/>
      <style:text-properties fo:font-size="9pt" fo:font-weight="normal" style:font-size-asian="13pt" style:font-size-complex="13pt"/>
    </style:style>
    <style:style style:name="P17" style:family="paragraph">
      <loext:graphic-properties draw:fill-color="#bf819e" draw:opacity="100%"/>
      <style:paragraph-properties fo:text-align="center" style:writing-mode="lr-tb"/>
      <style:text-properties fo:font-size="9pt" fo:font-weight="normal" style:font-size-asian="13pt" style:font-size-complex="13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729fcf"/>
      <style:paragraph-properties fo:text-align="center" style:writing-mode="lr-tb"/>
      <style:text-properties fo:font-size="9pt" fo:font-weight="normal" style:font-size-asian="13pt" style:font-size-complex="13pt"/>
    </style:style>
    <style:style style:name="P20" style:family="paragraph">
      <style:paragraph-properties fo:text-align="center" style:writing-mode="lr-tb"/>
      <style:text-properties style:font-name="DejaVu Sans Mono1" fo:font-size="9pt" style:font-size-asian="9pt" style:font-size-complex="9pt"/>
    </style:style>
    <style:style style:name="P21" style:family="paragraph">
      <loext:graphic-properties draw:fill-color="#eeeeee"/>
      <style:paragraph-properties fo:text-align="center" style:writing-mode="lr-tb"/>
      <style:text-properties style:font-name="DejaVu Sans Mono1" fo:font-size="9pt" style:font-size-asian="9pt" style:font-size-complex="9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ff4000" fo:font-size="13pt" style:font-size-asian="13pt" style:font-size-complex="13pt"/>
    </style:style>
    <style:style style:name="P24" style:family="paragraph">
      <loext:graphic-properties draw:fill-color="#ff4000"/>
      <style:paragraph-properties fo:text-align="center"/>
    </style:style>
    <style:style style:name="T1" style:family="text">
      <style:text-properties fo:font-size="15pt" fo:font-weight="bold"/>
    </style:style>
    <style:style style:name="T2" style:family="text">
      <style:text-properties fo:font-size="15pt"/>
    </style:style>
    <style:style style:name="T3" style:family="text">
      <style:text-properties fo:font-size="9pt" fo:font-weight="bold" style:font-size-asian="13pt" style:font-size-complex="13pt"/>
    </style:style>
    <style:style style:name="T4" style:family="text">
      <style:text-properties fo:font-size="9pt" style:font-size-asian="13pt" style:font-size-complex="13pt"/>
    </style:style>
    <style:style style:name="T5" style:family="text">
      <style:text-properties fo:font-size="9pt" fo:font-weight="normal" style:font-size-asian="13pt" style:font-size-complex="13pt"/>
    </style:style>
    <style:style style:name="T6" style:family="text">
      <style:text-properties style:font-name="DejaVu Sans Mono1" fo:font-size="9pt" style:font-size-asian="9pt" style:font-size-complex="9pt"/>
    </style:style>
    <style:style style:name="T7" style:family="text">
      <style:text-properties style:font-name="DejaVu Sans Mono1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4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ff4000" fo:font-size="13pt" style:font-size-asian="13pt" style:font-size-complex="13pt"/>
    </style:style>
    <style:style style:name="T10" style:family="text">
      <style:text-properties fo:color="#ff4000" style:font-name="DejaVu Sans Mono1" fo:font-size="11pt" style:font-size-asian="11pt" style:font-size-complex="11pt"/>
    </style:style>
    <style:style style:name="T11" style:family="text">
      <style:text-properties fo:color="#ff4000" style:font-name="Liberation Sans2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4000" style:font-name="Liberation Sans2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2cm" svg:height="4.692cm" svg:x="8.104cm" svg:y="16.652cm">
          <text:p text:style-name="P1"><text:span text:style-name="T1">Re</text:span><text:span text:style-name="T1">al</text:span><text:span text:style-name="T1">m </text:span><text:span text:style-name="T1">O</text:span><text:span text:style-name="T1">wn</text:span><text:span text:style-name="T1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692cm" svg:height="4.692cm" svg:x="15.308cm" svg:y="16.472cm">
          <text:p text:style-name="P3"><text:span text:style-name="T2">API </text:span><text:span text:style-name="T2">Publish</text:span><text:span text:style-name="T2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92cm" svg:height="4.692cm" svg:x="15.239cm" svg:y="9.418cm">
          <text:p text:style-name="P3"><text:span text:style-name="T2">Service Ven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92cm" svg:height="4.692cm" svg:x="8.003cm" svg:y="23.926cm">
          <text:p text:style-name="P3"><text:span text:style-name="T2">Service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692cm" svg:height="4.692cm" svg:x="1cm" svg:y="16.654cm">
          <text:p text:style-name="P3"><text:span text:style-name="T2">Node 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692cm" svg:height="4.692cm" svg:x="8.133cm" svg:y="9.504cm">
          <text:p text:style-name="P3"><text:span text:style-name="T2">Service 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515cm" svg:height="1.207cm" svg:x="6.127cm" svg:y="17.727cm">
          <text:p text:style-name="P8"><text:span text:style-name="T3">pays</text:span></text:p>
          <text:p text:style-name="P8"><text:span text:style-name="T3">in WM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515cm" svg:height="1.207cm" svg:x="6.122cm" svg:y="19.071cm">
          <text:p text:style-name="P10"><text:span text:style-name="T4">hosts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1.515cm" svg:height="1.207cm" svg:x="13.268cm" svg:y="10.628cm">
          <text:p text:style-name="P10"><text:span text:style-name="T4">used by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1.515cm" svg:height="1.207cm" svg:x="13.263cm" svg:y="11.972cm">
          <text:p text:style-name="P8"><text:span text:style-name="T3">pays</text:span></text:p>
          <text:p text:style-name="P8"><text:span text:style-name="T3">in WMP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1.515cm" svg:height="1.207cm" draw:transform="rotate (-1.5707963267949) translate (11.703cm 14.665cm)">
          <text:p text:style-name="P8"><text:span text:style-name="T3">pays</text:span></text:p>
          <text:p text:style-name="P8"><text:span text:style-name="T3">in WM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515cm" svg:height="1.207cm" draw:transform="rotate (1.5707963267949) translate (9.147cm 16.18cm)">
          <text:p text:style-name="P10"><text:span text:style-name="T4">hosts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15cm" svg:height="1.207cm" draw:transform="rotate (-1.5707963267949) translate (11.703cm 21.865cm)">
          <text:p text:style-name="P8"><text:span text:style-name="T3">pays</text:span></text:p>
          <text:p text:style-name="P8"><text:span text:style-name="T3">in $ or oth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1.515cm" svg:height="1.207cm" draw:transform="rotate (1.5707963267949) translate (9.147cm 23.38cm)">
          <text:p text:style-name="P10"><text:span text:style-name="T4">hosts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7" draw:layer="layout" svg:width="1.721cm" svg:height="1.207cm" draw:transform="rotate (-1.5707963267949) translate (18.233cm 14.486cm)">
          <text:p text:style-name="P16"><text:span text:style-name="T5">implements</text:span></text:p>
          <draw:enhanced-geometry svg:viewBox="0 0 21600 21600" draw:mirror-horizontal="fals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8" draw:layer="layout" svg:width="12.022cm" svg:height="2.262cm" svg:x="1.156cm" svg:y="1cm">
          <draw:text-box>
            <text:p>WAMP Network Roles and WMP Token</text:p>
          </draw:text-box>
        </draw:frame>
        <draw:custom-shape draw:style-name="gr14" draw:text-style-name="P19" draw:layer="layout" svg:width="1.515cm" svg:height="1.207cm" svg:x="13.263cm" svg:y="18.472cm">
          <text:p text:style-name="P16"><text:span text:style-name="T4">enables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5" draw:text-style-name="P21" draw:layer="layout" svg:width="4.549cm" svg:height="4.444cm" svg:x="1cm" svg:y="8.888cm">
          <text:p text:style-name="P20"><text:span text:style-name="T6">contract </text:span><text:span text:style-name="T7">MyContract</text:span></text:p>
          <text:p text:style-name="P20"><text:span text:style-name="T6">is </text:span><text:span text:style-name="T7">WAMP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549cm" svg:height="4.444cm" svg:x="15.4cm" svg:y="8.888cm">
          <text:p text:style-name="P20"><text:span text:style-name="T6">class </text:span><text:span text:style-name="T7">MyClass</text:span></text:p>
          <text:p text:style-name="P20"><text:span text:style-name="T6">is </text:span><text:span text:style-name="T7">WAMPCli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92cm" svg:height="4.692cm" svg:x="8.056cm" svg:y="8.791cm">
          <text:p text:style-name="P1"><text:span text:style-name="T1">Rea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3" draw:layer="layout" svg:width="11.843cm" svg:height="2.693cm" svg:x="8.183cm" svg:y="5.225cm">
          <draw:text-box>
            <text:p><text:span text:style-name="T8">call</text:span><text:span text:style-name="T9"> </text:span><text:span text:style-name="T10">MyContractInstance.myOnChainMethod()</text:span></text:p>
            <text:p text:style-name="P22"><text:span text:style-name="T9"/></text:p>
            <text:p text:style-name="P22"><text:span text:style-name="T11">subscribe</text:span><text:span text:style-name="T12"> to </text:span><text:span text:style-name="T10">MyContractInstance.myOnChainEvent</text:span></text:p>
            <text:p text:style-name="P22"><text:span text:style-name="T10"/></text:p>
          </draw:text-box>
        </draw:frame>
        <draw:frame draw:style-name="gr19" draw:text-style-name="P23" draw:layer="layout" svg:width="13.136cm" svg:height="1.787cm" svg:x="1cm" svg:y="15.463cm">
          <draw:text-box>
            <text:p><text:span text:style-name="T8">call</text:span><text:span text:style-name="T9"> </text:span><text:span text:style-name="T10">MyClassInstance.myOffChainMethod()</text:span></text:p>
            <text:p><text:span text:style-name="T9"/></text:p>
            <text:p text:style-name="P22"><text:span text:style-name="T11">subscribe</text:span><text:span text:style-name="T12"> to </text:span><text:span text:style-name="T10">MyContractInstance.myOffChainEvent</text:span></text:p>
          </draw:text-box>
        </draw:frame>
        <draw:custom-shape draw:style-name="gr20" draw:text-style-name="P24" draw:layer="layout" svg:width="1.795cm" svg:height="1.171cm" svg:x="6.218cm" svg:y="13.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4" draw:layer="layout" svg:width="1.795cm" svg:height="1.171cm" svg:x="12.81cm" svg:y="7.7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3:01:13.986662086</meta:creation-date>
    <dc:date>2022-01-11T02:30:27.752233378</dc:date>
    <meta:editing-duration>PT29M38S</meta:editing-duration>
    <meta:editing-cycles>9</meta:editing-cycles>
    <meta:generator>LibreOffice/6.4.7.2$Linux_X86_64 LibreOffice_project/40$Build-2</meta:generator>
    <meta:document-statistic meta:object-count="24"/>
  </office:meta>
</office:document-meta>
</file>